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ource.isFas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ource.setImageInputStream( Image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ource.ImageSource( ImageInputStream in , String systemId , boolean fas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Source.getImag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